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style>
    <style:style style:name="P2" style:family="paragraph" style:parent-style-name="Text_20_body">
      <style:paragraph-properties fo:margin-left="0in" fo:margin-right="0in" style:line-height-at-least="0.198in" fo:text-indent="0in" style:auto-text-indent="false"/>
    </style:style>
    <style:style style:name="P3" style:family="paragraph" style:parent-style-name="Text_20_body">
      <style:paragraph-properties fo:margin-top="0in" fo:margin-bottom="0in" style:line-height-at-least="0.198in" fo:padding="0in" fo:border="none"/>
      <style:text-properties fo:font-variant="normal" fo:text-transform="none" fo:color="#000000" style:font-name="sans-serif" fo:font-size="9.75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198in" fo:text-indent="0in" style:auto-text-indent="false" fo:padding="0in" fo:border="none"/>
    </style:style>
    <style:style style:name="P5" style:family="paragraph" style:parent-style-name="Text_20_body" style:list-style-name="L2">
      <style:paragraph-properties fo:margin-left="0in" fo:margin-right="0in" fo:margin-top="0in" fo:margin-bottom="0in" style:line-height-at-least="0.198in" fo:text-indent="0in" style:auto-text-indent="false" fo:padding="0in" fo:border="none"/>
    </style:style>
    <style:style style:name="P6" style:family="paragraph" style:parent-style-name="Text_20_body" style:list-style-name="L3">
      <style:paragraph-properties fo:margin-left="0in" fo:margin-right="0in" fo:margin-top="0in" fo:margin-bottom="0in" style:line-height-at-least="0.198in" fo:text-indent="0in" style:auto-text-indent="false" fo:padding="0in" fo:border="none"/>
    </style:style>
    <style:style style:name="P7" style:family="paragraph" style:parent-style-name="Text_20_body" style:list-style-name="L2">
      <style:paragraph-properties fo:margin-left="0in" fo:margin-right="0in" style:line-height-at-least="0.198in" fo:text-indent="0in" style:auto-text-indent="false"/>
    </style:style>
    <style:style style:name="P8" style:family="paragraph" style:parent-style-name="Text_20_body" style:list-style-name="L1">
      <style:paragraph-properties fo:margin-top="0in" fo:margin-bottom="0in" style:line-height-at-least="0.198in" fo:padding="0in" fo:border="none"/>
      <style:text-properties fo:font-variant="normal" fo:text-transform="none" fo:color="#000000" style:font-name="sans-serif" fo:font-size="9.75pt" fo:letter-spacing="normal" fo:font-style="normal" fo:font-weight="normal"/>
    </style:style>
    <style:style style:name="P9" style:family="paragraph" style:parent-style-name="Text_20_body" style:list-style-name="L2">
      <style:paragraph-properties fo:margin-top="0in" fo:margin-bottom="0in" style:line-height-at-least="0.198in" fo:padding="0in" fo:border="none"/>
      <style:text-properties fo:font-variant="normal" fo:text-transform="none" fo:color="#000000" style:font-name="sans-serif" fo:font-size="9.75pt" fo:letter-spacing="normal" fo:font-style="normal" fo:font-weight="normal"/>
    </style:style>
    <style:style style:name="P10" style:family="paragraph" style:parent-style-name="Text_20_body" style:list-style-name="L3">
      <style:paragraph-properties fo:margin-top="0in" fo:margin-bottom="0in" style:line-height-at-least="0.198in" fo:padding="0in" fo:border="none"/>
      <style:text-properties fo:font-variant="normal" fo:text-transform="none" fo:color="#000000" style:font-name="sans-serif" fo:font-size="9.75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 style:family="text">
      <style:text-properties fo:font-variant="normal" fo:text-transform="none" fo:color="#0b0080" style:text-line-through-style="none" style:font-name="sans-serif" fo:font-size="9.75pt" fo:letter-spacing="normal" fo:font-style="italic" style:text-underline-style="none" fo:font-weight="normal" style:text-blinking="false"/>
    </style:style>
    <style:style style:name="T4" style:family="text">
      <style:text-properties fo:color="#0b0080" style:text-line-through-style="none" style:text-underline-style="none"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a xlink:type="simple" xlink:href="http://en.wikipedia.org/wiki/Wiki#cite_note-Legal-7"><text:span text:style-name="T2">[7]</text:span></text:a></text:p>
      <text:p text:style-name="P2"><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p text:style-name="P2"><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498614" text:style-name="L1">
        <text:list-item>
          <text:p text:style-name="P4"><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8">Wiki promotes meaningful topic associations between different pages by making page link creation almost intuitively easy and showing whether an intended target page exists or not.</text:p>
        </text:list-item>
        <text:list-item>
          <text:p text:style-name="P8">A wiki is not a carefully crafted site for casual visitors. Instead, it seeks to involve the visitor in an ongoing process of creation and collaboration that constantly changes the Web site landscape.</text:p>
        </text:list-item>
      </text:list>
      <text:p text:style-name="P2"><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text:a xlink:type="simple" xlink:href="http://en.wikipedia.org/wiki/Wiki#cite_note-Legal-7"><text:span text:style-name="T2">[7]</text:span></text:a></text:p>
      <text:p text:style-name="P2"><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p text:style-name="P2"><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496758" text:style-name="L2">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which are usually well interconnected by <text:a xlink:type="simple" xlink:href="http://en.wikipedia.org/wiki/Hyperlink"><text:span text:style-name="T4">hyperlinks</text:span></text:a>, is "the wiki". A wiki is essentially a database for creating, <text:soft-page-break/>browsing, and searching through information. A wiki allows non-linear, evolving, complex and networked text, argument and interaction.<text:a xlink:type="simple" xlink:href="http://en.wikipedia.org/wiki/Wiki#cite_note-Legal-7"><text:span text:style-name="T4">[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1"/><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intuitively easy and showing whether an intended target page exists or not.</text:p>
        </text:list-item>
        <text:list-item>
          <text:p text:style-name="P9">A wiki is not a carefully crafted site for casual visitors. Instead, it seeks to involve the visitor in an ongoing process of creation and collaboration that constantly changes the Web site landscape.</text:p>
          <text:p text:style-name="P7"><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1"/><text:a xlink:type="simple" xlink:href="http://en.wikipedia.org/wiki/Wiki#cite_note-Legal-7"><text:span text:style-name="T2">[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1"/><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which are usually well interconnected by <text:a xlink:type="simple" xlink:href="http://en.wikipedia.org/wiki/Hyperlink"><text:span text:style-name="T4">hyperlinks</text:span></text:a>, is "the wiki". A wiki is essentially a database for creating, <text:soft-page-break/>browsing, and searching through information. A wiki allows non-linear, evolving, complex and networked text, argument and interaction.<text:a xlink:type="simple" xlink:href="http://en.wikipedia.org/wiki/Wiki#cite_note-Legal-7"><text:span text:style-name="T4">[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2"/><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intuitively easy and showing whether an intended target page exists or not.</text:p>
        </text:list-item>
        <text:list-item>
          <text:p text:style-name="P9">A wiki is not a carefully crafted site for casual visitors. Instead, it seeks to involve the visitor in an ongoing process of creation and collaboration that constantly changes the Web site landscape.</text:p>
          <text:p text:style-name="P7"><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2"/><text:a xlink:type="simple" xlink:href="http://en.wikipedia.org/wiki/Wiki#cite_note-Legal-7"><text:span text:style-name="T2">[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2"/><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which are usually well interconnected by <text:a xlink:type="simple" xlink:href="http://en.wikipedia.org/wiki/Hyperlink"><text:span text:style-name="T4">hyperlinks</text:span></text:a>, is "the wiki". A wiki is essentially a database for creating, <text:soft-page-break/>browsing, and searching through information. A wiki allows non-linear, evolving, complex and networked text, argument and interaction.<text:a xlink:type="simple" xlink:href="http://en.wikipedia.org/wiki/Wiki#cite_note-Legal-7"><text:span text:style-name="T4">[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3"/><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intuitively easy and showing whether an intended target page exists or not.</text:p>
        </text:list-item>
        <text:list-item>
          <text:p text:style-name="P9">A wiki is not a carefully crafted site for casual visitors. Instead, it seeks to involve the visitor in an ongoing process of creation and collaboration that constantly changes the Web site landscape.</text:p>
          <text:p text:style-name="P7"><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3"/><text:a xlink:type="simple" xlink:href="http://en.wikipedia.org/wiki/Wiki#cite_note-Legal-7"><text:span text:style-name="T2">[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3"/><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which are usually well interconnected by <text:a xlink:type="simple" xlink:href="http://en.wikipedia.org/wiki/Hyperlink"><text:span text:style-name="T4">hyperlinks</text:span></text:a>, is "the wiki". A wiki is essentially a database for creating, <text:soft-page-break/>browsing, and searching through information. A wiki allows non-linear, evolving, complex and networked text, argument and interaction.<text:a xlink:type="simple" xlink:href="http://en.wikipedia.org/wiki/Wiki#cite_note-Legal-7"><text:span text:style-name="T4">[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4"/><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intuitively easy and showing whether an intended target page exists or not.</text:p>
        </text:list-item>
        <text:list-item>
          <text:p text:style-name="P9">A wiki is not a carefully crafted site for casual visitors. Instead, it seeks to involve the visitor in an ongoing process of creation and collaboration that constantly changes the Web site landscape.</text:p>
          <text:p text:style-name="P7"><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4"/><text:a xlink:type="simple" xlink:href="http://en.wikipedia.org/wiki/Wiki#cite_note-Legal-7"><text:span text:style-name="T2">[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4"/><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which are usually well interconnected by <text:a xlink:type="simple" xlink:href="http://en.wikipedia.org/wiki/Hyperlink"><text:span text:style-name="T4">hyperlinks</text:span></text:a>, is "the wiki". A wiki is essentially a database for creating, <text:soft-page-break/>browsing, and searching through information. A wiki allows non-linear, evolving, complex and networked text, argument and interaction.<text:a xlink:type="simple" xlink:href="http://en.wikipedia.org/wiki/Wiki#cite_note-Legal-7"><text:span text:style-name="T4">[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5"/><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 intuitively easy and showing whether an intended target page exists or not.</text:p>
        </text:list-item>
        <text:list-item>
          <text:p text:style-name="P9">A wiki is not a carefully crafted site for casual visitors. Instead, it seeks to involve the visitor in an ongoing process of creation and collaboration that constantly changes the Web site landscape.</text:p>
          <text:p text:style-name="P7"><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5"/><text:a xlink:type="simple" xlink:href="http://en.wikipedia.org/wiki/Wiki#cite_note-Legal-7"><text:span text:style-name="T2">[7]</text:span></text:a></text:p>
        </text:list-item>
        <text:list-item>
          <text:p text:style-name="P7"><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list-item>
        <text:list-item>
          <text:p text:style-name="P7"><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5"/><text:a xlink:type="simple" xlink:href="http://en.wikipedia.org/wiki/Wiki#cite_note-BMC-8"><text:span text:style-name="T2">[8]</text:span></text:a></text:p>
        </text:list-item>
        <text:list-item>
          <text:p text:style-name="P7"><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item>
        <text:list-item>
          <text:p text:style-name="P5"><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9">Wiki promotes meaningful topic associations between different pages by making page link creation almost</text:p>
        </text:list-item>
      </text:list>
      <text:p text:style-name="P3"/>
      <text:p text:style-name="P1"><text:soft-page-break/><text:span text:style-name="T1">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a xlink:type="simple" xlink:href="http://en.wikipedia.org/wiki/Wiki#cite_note-Legal-7"><text:span text:style-name="T2">[7]</text:span></text:a></text:p>
      <text:p text:style-name="P2"><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p text:style-name="P2"><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76"/><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523972" text:continue-list="list38498614" text:style-name="L1">
        <text:list-item>
          <text:p text:style-name="P4"><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8">Wiki promotes meaningful topic associations between different pages by making page link creation almost intuitively easy and showing whether an intended target page exists or not.</text:p>
        </text:list-item>
        <text:list-item>
          <text:p text:style-name="P8">A wiki is not a carefully crafted site for casual visitors. Instead, it seeks to involve the visitor in an ongoing process of creation and collaboration that constantly changes the Web site landscape.</text:p>
        </text:list-item>
      </text:list>
      <text:p text:style-name="P2"><text:span text:style-name="T1">A wiki enables communities to write documents collaboratively, using a simple markup language and a web browser. A single page in a wiki website is referred to as a "wiki page", while the entire collection of pages, which are usually well interconnected by </text:span><text:a xlink:type="simple" xlink:href="http://en.wikipedia.org/wiki/Hyperlink"><text:span text:style-name="T2">hyperlinks</text:span></text:a><text:span text:style-name="T1">, is "the wiki". A wiki is essentially a database for creating, browsing, and searching through information. A wiki allows non-linear, evolving, complex and networked text, argument and interaction.</text:span><text:bookmark text:name="cite_ref-Legal_7-086"/><text:a xlink:type="simple" xlink:href="http://en.wikipedia.org/wiki/Wiki#cite_note-Legal-7"><text:span text:style-name="T2">[7]</text:span></text:a></text:p>
      <text:p text:style-name="P2"><text:span text:style-name="T1">A defining characteristic of wiki technology is the ease with which pages can be created and updated. Generally, there is no review before modifications are accepted. Many wikis are open to alteration by the general public without requiring them to register </text:span><text:a xlink:type="simple" xlink:href="http://en.wikipedia.org/wiki/User_(computing)"><text:span text:style-name="T2">user</text:span></text:a><text:span text:style-name="T1"> accounts. Many edits can be made in real-time and appear almost instantly online. This can facilitate abuse of the system. Private wiki servers require </text:span><text:a xlink:type="simple" xlink:href="http://en.wikipedia.org/wiki/Authentication"><text:span text:style-name="T2">user authentication</text:span></text:a><text:span text:style-name="T1"> to edit pages, and sometimes even to read them.</text:span></text:p>
      <text:p text:style-name="P2"><text:a xlink:type="simple" xlink:href="http://en.wikipedia.org/wiki/Maged_N._Kamel_Boulos"><text:span text:style-name="T2">Maged N. Kamel Boulos</text:span></text:a><text:span text:style-name="T1">, Cito Maramba and </text:span><text:a xlink:type="simple" xlink:href="http://en.wikipedia.org/wiki/Steve_Wheeler"><text:span text:style-name="T2">Steve Wheeler</text:span></text:a><text:span text:style-name="T1"> write that it is the "openness of wikis that gives rise to the concept of 'Darwikinism', which is a concept that describes the '</text:span><text:a xlink:type="simple" xlink:href="http://en.wikipedia.org/wiki/Socially_Darwinian"><text:span text:style-name="T2">socially Darwinian</text:span></text:a><text:span text:style-name="T1"> process' that wiki pages are subject to. Basically, because of the openness of wikis and the rapidity with which wiki pages can be edited, the pages undergo a </text:span><text:a xlink:type="simple" xlink:href="http://en.wikipedia.org/wiki/Natural_selection"><text:span text:style-name="T2">natural selection</text:span></text:a><text:span text:style-name="T1"> process like that which nature subjects to living organisms. 'Unfit' sentences and sections are ruthlessly culled, edited and replaced if they are not considered 'fit', which hopefully results in the evolution of a higher quality and more relevant page. Whilst such openness may invite 'vandalism' and the posting of untrue information, this same openness also makes it possible to rapidly correct or restore a 'quality' wiki page."</text:span><text:bookmark text:name="cite_ref-BMC_8-086"/><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515868" text:style-name="L3">
        <text:list-item>
          <text:p text:style-name="P6"><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10">Wiki promotes meaningful topic associations between different pages by making page link creation almost</text:p>
        </text:list-item>
      </text:list>
      <text:p text:style-name="P3"/>
      <text:p text:style-name="P3"><text:soft-page-break/>SSN 419-61-9314</text:p>
      <text:p text:style-name="P1"><text:span text:style-name="T1">results in the evolution of a higher quality and more relevant page. Whilst such openness may invite 'vandalism' and the posting of untrue information, this same openness also makes it possible to rapidly correct or restore a 'quality' wiki page."</text:span><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517456" text:continue-numbering="true" text:style-name="L3">
        <text:list-item>
          <text:p text:style-name="P6"><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10">Wiki promotes meaningful topic associations between different pages by making page link creation almost</text:p>
        </text:list-item>
      </text:list>
      <text:p text:style-name="P1"><text:span text:style-name="T1">results in the evolution of a higher quality and more relevant page. Whilst such openness may invite 'vandalism' and the posting of untrue information, this same openness also makes it possible to rapidly correct or restore a 'quality' wiki page."</text:span><text:a xlink:type="simple" xlink:href="http://en.wikipedia.org/wiki/Wiki#cite_note-BMC-8"><text:span text:style-name="T2">[8]</text:span></text:a></text:p>
      <text:p text:style-name="P2"><text:span text:style-name="T1">Ward Cunningham and co-author </text:span><text:a xlink:type="simple" xlink:href="http://en.wikipedia.org/wiki/Bo_Leuf"><text:span text:style-name="T2">Bo Leuf</text:span></text:a><text:span text:style-name="T1">, in their book </text:span><text:a xlink:type="simple" xlink:href="http://en.wikipedia.org/wiki/The_Wiki_Way"><text:span text:style-name="T3">The Wiki Way: Quick Collaboration on the Web</text:span></text:a><text:span text:style-name="T1">, described the essence of the Wiki concept as follows:</text:span></text:p>
      <text:list xml:id="list38519055" text:continue-numbering="true" text:style-name="L3">
        <text:list-item>
          <text:p text:style-name="P6"><text:span text:style-name="T1">A wiki invites all users to edit any page or to create new pages within the wiki Web site, using only a </text:span><text:a xlink:type="simple" xlink:href="http://en.wikipedia.org/wiki/Vanilla_software"><text:span text:style-name="T2">plain-vanilla</text:span></text:a><text:span text:style-name="T1"> Web browser without any extra </text:span><text:a xlink:type="simple" xlink:href="http://en.wikipedia.org/wiki/Browser_extension"><text:span text:style-name="T2">add-ons</text:span></text:a><text:span text:style-name="T1">.</text:span></text:p>
        </text:list-item>
        <text:list-item>
          <text:p text:style-name="P10">Wiki promotes meaningful topic associations between different pages by making page link creation almost</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M8S</meta:editing-duration>
    <meta:editing-cycles>5</meta:editing-cycles>
    <meta:generator>OpenOffice.org/3.3$Win32 OpenOffice.org_project/330m20$Build-9567</meta:generator>
    <dc:date>2013-05-07T18:37:59.56</dc:date>
    <meta:document-statistic meta:table-count="0" meta:image-count="0" meta:object-count="0" meta:page-count="8" meta:paragraph-count="95" meta:word-count="5236" meta:character-count="32272"/>
    <meta:user-defined meta:name="Info 1"/>
    <meta:user-defined meta:name="Info 2"/>
    <meta:user-defined meta:name="Info 3"/>
    <meta:user-defined meta:name="Info 4"/>
  </office:meta>
</office:document-meta>
</file>